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" svg:font-family="Vazir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-complex="Vazir"/>
    </style:style>
    <style:style style:name="T1" style:family="text">
      <style:text-properties officeooo:rsid="00181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یوفیزیک شاخه‌ای از فیزیک هست که به مطالعه‌ی سیستم‌های زیستی می‌پردازد. این بررسی از زاویه دید فیزیک انجام می‌گیرد. <text:span text:style-name="T1">با این دید جدید از سیستم‌های زیستی می‌توان روش‌هایی که در فیزیک استفاده میشود را برای سیستم های زیستی و موجودات زنده در سطوح مولکولی، سلولی و حتی بزرگ‌تر پیاده ساخت. مثلا بررسی حیات و زندگی سلولی و عملکرد و سوخت و ساز موجودات بر اساس فیزیک ترمودینامیک و ماکنیک آماری. همچنین روش های نوین شبیه سازی کامپیوتری نیز به کمک بیوفیزیک دان ها می‌اید تا درک بهتر و عمیق تری از چنین سیستم هایی داشته باشند.</text:span> این بررسی ‌ها در راستای اندازه گیری کمیتهای فیزیکی <text:span text:style-name="T1">در سیستم‌های زیستی</text:span> هستند. <text:span text:style-name="T1">یکی از ابزارهای مهم</text:span> <text:span text:style-name="T1">برای اندازه‌گیری این کمیت های فیزیکی انبرک نوری است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" svg:font-family="Vazi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5.2$Linux_X86_64 LibreOffice_project/50$Build-2</meta:generator>
    <dc:date>2024-05-25T17:49:19.095446487</dc:date>
    <meta:editing-duration>PT41M32S</meta:editing-duration>
    <meta:editing-cycles>1</meta:editing-cycles>
    <meta:document-statistic meta:table-count="0" meta:image-count="0" meta:object-count="0" meta:page-count="1" meta:paragraph-count="1" meta:word-count="123" meta:character-count="650" meta:non-whitespace-character-count="529"/>
  </office:meta>
</office:document-meta>
</file>